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E2000001C29E15C3C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3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Calibri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text-position="super 58%" style:font-name="Calibri" fo:font-weight="bold" style:font-weight-asian="bold" style:font-weight-complex="bold"/>
    </style:style>
    <style:style style:name="T3" style:family="text">
      <style:text-properties style:text-position="0% 100%" style:font-name="Calibr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787cm" svg:height="13.284cm" svg:x="-0.328cm" svg:y="0.316cm">
          <draw:image xlink:href="Pictures/10000000000002E2000001C29E15C3C4.png" xlink:type="simple" xlink:show="embed" xlink:actuate="onLoad">
            <text:p/>
          </draw:image>
        </draw:frame>
        <draw:custom-shape draw:style-name="gr2" draw:text-style-name="P2" draw:layer="layout" svg:width="3.8cm" svg:height="0.9cm" draw:transform="rotate (1.57201805727129) translate (0.204cm 7.201cm)">
          <text:p text:style-name="P2"><text:span text:style-name="T1">(ml s</text:span><text:span text:style-name="T2">-1</text:span><text:span text:style-name="T3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16T18:40:03.327000000</dc:date>
    <meta:editing-duration>PT4H19S</meta:editing-duration>
    <meta:editing-cycles>54</meta:editing-cycles>
    <meta:generator>LibreOffice/4.3.2.2$Windows_x86 LibreOffice_project/edfb5295ba211bd31ad47d0bad0118690f76407d</meta:generator>
    <meta:document-statistic meta:object-count="2"/>
  </office:meta>
</office:document-meta>
</file>